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ptos" svg:font-family="Apto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 fo:line-height="105%"/>
      <style:text-properties style:font-name="Arial" fo:font-size="11pt" style:font-size-asian="11pt" style:font-size-complex="11pt"/>
    </style:style>
    <style:style style:name="P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3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4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5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6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7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8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9" style:parent-style-name="Listenabsatz" style:list-style-name="LFO1" style:family="paragraph">
      <style:paragraph-properties fo:text-align="justify"/>
      <style:text-properties style:font-name="Arial" fo:font-size="11pt" style:font-size-asian="11pt" style:font-size-complex="11pt"/>
    </style:style>
    <style:style style:name="P10" style:parent-style-name="Listenabsatz" style:list-style-name="LFO1" style:family="paragraph">
      <style:paragraph-properties fo:text-align="justify"/>
      <style:text-properties style:font-name="Arial" fo:font-size="11pt" style:font-size-asian="11pt" style:font-size-complex="11pt"/>
    </style:style>
    <style:style style:name="P11" style:parent-style-name="Standard" style:family="paragraph">
      <style:text-properties style:font-name="Arial" fo:font-size="11pt" style:font-size-asian="11pt" style:font-size-complex="11pt"/>
    </style:style>
    <style:style style:name="P1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3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4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5" style:parent-style-name="Standard" style:family="paragraph">
      <style:paragraph-properties fo:text-align="justify"/>
    </style:style>
    <style:style style:name="T16" style:parent-style-name="Absatz-Standardschriftart" style:family="text">
      <style:text-properties fo:font-size="11pt" style:font-size-asian="11pt" style:font-size-complex="11pt"/>
    </style:style>
    <style:style style:name="T17" style:parent-style-name="Absatz-Standardschriftart" style:family="text">
      <style:text-properties style:font-name="Arial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23/08/2024</text:p>
      <text:p text:style-name="P2"/>
      <text:p text:style-name="P3">Dear UCL Research Ethics Committee,</text:p>
      <text:p text:style-name="P4"/>
      <text:p text:style-name="P5">We would like to apply for amendments to the study titled “Social Emotions” with the ethics approval ID “24867/001”.</text:p>
      <text:p text:style-name="P6"/>
      <text:p text:style-name="P7">We would like to make the following changes:</text:p>
      <text:p text:style-name="P8"/>
      <text:list text:style-name="LFO1" text:continue-numbering="true">
        <text:list-item>
          <text:p text:style-name="P9">To improve knowledge utilization and the impact of our research, we would like to add a few questionnaires addressing participants’ preferences, in particular preferences for symptoms of social anxiety and depression they would like to go away the most. We also plan to include a quality-evaluation questionnaire to see what participants think about the preference-questionnaire.</text:p>
        </text:list-item>
        <text:list-item>
          <text:p text:style-name="P10">To better understand the interplay of depression and anxiety in our study, we would like to recruit participants who have been pre-screened for higher levels of depression.</text:p>
        </text:list-item>
      </text:list>
      <text:p text:style-name="P11"/>
      <text:p text:style-name="P12">We would like to thank you in advance for considering this amendment.<text:s/></text:p>
      <text:p text:style-name="P13"/>
      <text:p text:style-name="P14">Kind Regards</text:p>
      <text:p text:style-name="P15"><text:span text:style-name="T16"><draw:frame draw:z-index="251658240" draw:style-name="a0" draw:name="Picture 492003885" text:anchor-type="paragraph" svg:x="0.00494in" svg:y="0.49179in" svg:width="1.65556in" svg:height="0.27014in" style:rel-width="scale" style:rel-height="scale"><draw:image xlink:href="media/image1.emf" xlink:type="simple" xlink:show="embed" xlink:actuate="onLoad"/><svg:title/><svg:desc/></draw:frame></text:span><text:span text:style-name="T17">Professor Argyris Stringari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ptos" svg:font-family="Apto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text-properties fo:font-size="10pt" style:font-size-asian="10pt" style:font-size-complex="10pt" fo:hyphenate="false"/>
    </style:style>
    <style:style style:name="KommentartextZchn" style:display-name="Kommentartext Zchn" style:family="text" style:parent-style-name="Absatz-Standardschriftart">
      <style:text-properties fo:font-size="10pt" style:font-size-asian="10pt" style:font-size-complex="10pt" fo:language="en" fo:country="US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Sprechblasentext" style:display-name="Sprechblasentext" style:family="paragraph" style:parent-style-name="Standard"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style:style style:name="Überarbeitung" style:display-name="Überarbeitung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jan Biria</meta:initial-creator>
    <dc:creator>Keil, Johannes (Stud. FPN)</dc:creator>
    <meta:creation-date>2025-03-27T11:21:00Z</meta:creation-date>
    <dc:date>2025-03-31T15:15:00Z</dc:date>
    <meta:template xlink:href="Normal.dotm" xlink:type="simple"/>
    <meta:editing-cycles>34</meta:editing-cycles>
    <meta:editing-duration>PT0S</meta:editing-duration>
    <meta:user-defined meta:name="ContentTypeId">0x010100E4B19D37BF522A439FD9B96C1288560E</meta:user-defined>
    <meta:user-defined meta:name="MediaServiceImageTags"/>
    <meta:document-statistic meta:page-count="1" meta:paragraph-count="1" meta:word-count="131" meta:character-count="881" meta:row-count="6" meta:non-whitespace-character-count="751"/>
  </office:meta>
</office:document-meta>
</file>